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office:automatic-styles>
  <office:body>
    <office:text text:use-soft-page-breaks="true">
      <text:p text:style-name="P1">Last but not least we will talk about the entrance of the house. The door is smart it has a RFID-card reader installed and you only have to hold your card at it, and it will automatically open. The door has also face recognition. That means you cant even put your card on the rfid if you are nort recognised. It will send a message to your phone that a person if detected in front of the door. You can automatically open it. That provides also the entrance in case of a failure of the face recognition system.</text:p>
      <text:p text:style-name="P2">By entering the house then lights will automatically turn on and you will get your shoes cleaned my the <text:s/>carpet at the floor.<text:s/>The wardrobe is not smart it is just a simple wardrobe</text:p>
      <text:p text:style-name="P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lajić Stevan</meta:initial-creator>
    <dc:creator>Vlajić Stevan</dc:creator>
    <meta:creation-date>2022-12-12T21:02:00Z</meta:creation-date>
    <dc:date>2022-12-12T21:21:00Z</dc:date>
    <meta:template xlink:href="Normal.dotm" xlink:type="simple"/>
    <meta:editing-cycles>1</meta:editing-cycles>
    <meta:editing-duration>PT0S</meta:editing-duration>
    <meta:document-statistic meta:page-count="1" meta:paragraph-count="1" meta:word-count="94" meta:character-count="691" meta:row-count="4" meta:non-whitespace-character-count="598"/>
  </office:meta>
</office:document-meta>
</file>